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93.66pt"/>
    </style:style>
    <style:style style:name="co3" style:family="table-column">
      <style:table-column-properties fo:break-before="auto" style:column-width="193.21pt"/>
    </style:style>
    <style:style style:name="co4" style:family="table-column">
      <style:table-column-properties fo:break-before="auto" style:column-width="319.0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" table:default-cell-style-name="ce2"/>
        <table:table-row table:style-name="ro1">
          <table:table-cell table:style-name="ce1" office:value-type="string" calcext:value-type="string" table:number-columns-spanned="8" table:number-rows-spanned="1">
            <text:p>As you complete problems, assign them to categories, so that we can get a better sense of the overall data set is like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Problem Numb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Overview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Sum of values in Array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rialization</text:p>
          </table:table-cell>
          <table:table-cell office:value-type="string" calcext:value-type="string">
            <text:p>Serialize and Deserialize a tree</text:p>
          </table:table-cell>
          <table:table-cell office:value-type="string" calcext:value-type="string">
            <text:p>You can use repr() and eval() instead of json.dumps() and json.loads()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Binary Search Tree</text:p>
          </table:table-cell>
          <table:table-cell office:value-type="string" calcext:value-type="string">
            <text:p>Find sum of elements in tree within range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Binary Search Tree</text:p>
          </table:table-cell>
          <table:table-cell office:value-type="string" calcext:value-type="string">
            <text:p>Find the second largest node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Find the celeb at the party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Binary Search Tree</text:p>
          </table:table-cell>
          <table:table-cell office:value-type="string" calcext:value-type="string">
            <text:p>Find cousins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7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Binary Search Tree</text:p>
          </table:table-cell>
          <table:table-cell office:value-type="string" calcext:value-type="string">
            <text:p>Find Bottom View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Default"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Default"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Default"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Default"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Default"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Default"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Default"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Default"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Default"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Default"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Default"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Default"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Default"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Default"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Default"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Default"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Default"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Default"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Default"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Default"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Default"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Default"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Default"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Default"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Default"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Default"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Default"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Default"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Default"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Default"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Default"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Default"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Default"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Default"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Default"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Default"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Default"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Default"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Default"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Default"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Default"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Default"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Default"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Default"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Default"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Default"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Default"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Default"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Default"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Default"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Default"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Default"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Default"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Default"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Default"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Default"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Default"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Default"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Default"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Default"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Default"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Default"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Default"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Default"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Default"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Default"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Default"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Default"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Default"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Default"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Default"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Default"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Default"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Default"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Default"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Default"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Default"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Default"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Default"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Default"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Default"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Default"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Default"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Default"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Default"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Default"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Default"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Default"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Default"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Default"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Default"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Default"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Default"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Default"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Default"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Default"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Default"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Default"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Default"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Default"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Default"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Default"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Default"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Default"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Default"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Default"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Default"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Default"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Default"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Default"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Default"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Default"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Default"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Default"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Default"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Default"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Default"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Default"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Default"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Default"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Default"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Default"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Default"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Default"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Default"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Default"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Default"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Default"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Default"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Default"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Default"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Binary Search Tree</text:p>
          </table:table-cell>
          <table:table-cell table:style-name="Default" office:value-type="string" calcext:value-type="string">
            <text:p>Unival Tree </text:p>
          </table:table-cell>
          <table:table-cell table:style-name="Default"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Default"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Default"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Default"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Default"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Default"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Default"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Default"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Default"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Default"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Default"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Default"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Default"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Default"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Default"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Default"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Default"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Default"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Default"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Default"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Default"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Default"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Default"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Default"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Default"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Default"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Default"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Default"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Default"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Default"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Default"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Default"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Default"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Default"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Default"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Default"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Default"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Default"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Default"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Default"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Default"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Default"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Default"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Default"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Default"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Default"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Default"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Default"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Default"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Default"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Default"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Default"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Default"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Default"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Default"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Default"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Default"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Default"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Default"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Default"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Default"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Default"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Default"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Default"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Default"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Default"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Default"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Default"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Default"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Default"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Default"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Default"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Default"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Default"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Default"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Default"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Default"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Default"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Default"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Default"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Default"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Default" office:value-type="string" calcext:value-type="string">
            <text:p>Logic / Proof</text:p>
          </table:table-cell>
          <table:table-cell table:style-name="Default" office:value-type="string" calcext:value-type="string">
            <text:p>Max distance between two list of ints</text:p>
          </table:table-cell>
          <table:table-cell table:style-name="Default" office:value-type="string" calcext:value-type="string">
            <text:p>No data structures</text:p>
          </table:table-cell>
          <table:table-cell table:style-name="Default"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Default"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Default"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Default"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Default"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Default"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Default"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Default"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Default"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Default"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Default"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Default"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Default"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Word wrapping given string</text:p>
          </table:table-cell>
          <table:table-cell table:style-name="Default" office:value-type="string" calcext:value-type="string">
            <text:p>No data structures</text:p>
          </table:table-cell>
          <table:table-cell table:style-name="Default"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Default"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Default"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Default"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Default"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Default"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Default"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Default"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23:34:21.520073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6T20:33:40.778621786</meta:creation-date>
    <dc:date>2024-02-08T23:34:53.406031298</dc:date>
    <meta:editing-duration>PT10M15S</meta:editing-duration>
    <meta:editing-cycles>13</meta:editing-cycles>
    <meta:generator>LibreOffice/6.0.7.3$Linux_X86_64 LibreOffice_project/00m0$Build-3</meta:generator>
    <meta:document-statistic meta:table-count="1" meta:cell-count="774" meta:object-count="0"/>
  </office:meta>
</office:document-meta>
</file>